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Compiler.compile( char [ ]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Compiler.__parseHex( char [ ] str , int offset , int maxLength , int [ ] scann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l5Compiler.quotemeta( char [ ]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l5Compiler.__emitCode( char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l5Compiler.__emitArgNode( char operator , char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l5Compiler.__parseRepetition( char [ ] str , int offse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erl5Compiler.__setModifierFlag( char [ ] flags , char 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l5Compiler.__isSimpleRepetitionOp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Compiler.__programInsertOperator( char operator , int oper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erl5Compiler.__isComplexRepetitionOp( char [ ] ch , int off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l5Compiler.__parseAtom( int [ ] retFlags )</text:p>
          </table:table-cell>
          <table:table-cell office:value-type="float" office:value="134">
            <text:p text:style-name="Table_20_Contents">134</text:p>
          </table:table-cell>
          <table:table-cell office:value-type="float" office:value="105">
            <text:p text:style-name="Table_20_Contents">105</text:p>
          </table:table-cell>
          <table:table-cell office:value-type="float" office:value="334">
            <text:p text:style-name="Table_20_Contents">334</text:p>
          </table:table-cell>
        </table:table-row>
        <table:table-row>
          <table:table-cell office:value-type="string">
            <text:p text:style-name="Table_20_Contents">Perl5Compiler.__parseUnicodeClass(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61">
            <text:p text:style-name="Table_20_Contents">161</text:p>
          </table:table-cell>
        </table:table-row>
        <table:table-row>
          <table:table-cell office:value-type="string">
            <text:p text:style-name="Table_20_Contents">Perl5Compiler.compile( char [ ] pattern , int options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93">
            <text:p text:style-name="Table_20_Contents">93</text:p>
          </table:table-cell>
          <table:table-cell office:value-type="float" office:value="196">
            <text:p text:style-name="Table_20_Contents">196</text:p>
          </table:table-cell>
        </table:table-row>
        <table:table-row>
          <table:table-cell office:value-type="string">
            <text:p text:style-name="Table_20_Contents">Perl5Compiler.__parseBranch( int [ ] retFlags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66">
            <text:p text:style-name="Table_20_Contents">66</text:p>
          </table:table-cell>
          <table:table-cell office:value-type="float" office:value="144">
            <text:p text:style-name="Table_20_Contents">144</text:p>
          </table:table-cell>
        </table:table-row>
        <table:table-row>
          <table:table-cell office:value-type="string">
            <text:p text:style-name="Table_20_Contents">Perl5Compiler.__getNextChar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erl5Compiler.__programAddOperatorTail( int current , in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l5Compiler.__parseAlternation( int [ ] retFla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erl5Compiler.__parseExpression( boolean isParenthesized , int [ ] hintFlags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Perl5Compiler.compile( String patter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Compiler.comp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Compiler.quotemeta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Compiler.__parsePOSIX( boolean negFlag [ ]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erl5Compiler.__parseOctal( char [ ] str , int offset , int maxLength , int [ ] scann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l5Compiler.__programAddTail( int current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l5Compiler.__emitNode( char op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